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normal" style:master-page-name="Standard">
      <style:paragraph-properties fo:line-height="150%" fo:text-align="center" style:justify-single-word="false" fo:keep-together="auto" fo:orphans="0" fo:widows="0" style:page-number="1" fo:break-before="auto" fo:break-after="auto"/>
      <style:text-properties style:font-name="Ubuntu" fo:font-size="19pt" fo:font-weight="bold" officeooo:paragraph-rsid="00001cd8" style:font-size-asian="19pt" style:font-weight-asian="bold" style:font-size-complex="19pt"/>
    </style:style>
    <style:style style:name="P2" style:family="paragraph" style:parent-style-name="normal">
      <style:paragraph-properties fo:line-height="150%" fo:text-align="center" style:justify-single-word="false" fo:keep-together="auto" fo:orphans="0" fo:widows="0" fo:break-before="auto" fo:break-after="auto"/>
      <style:text-properties style:font-name="Ubuntu" fo:font-size="19pt" fo:font-weight="bold" officeooo:paragraph-rsid="00001cd8" style:font-size-asian="19pt" style:font-weight-asian="bold" style:font-size-complex="19pt"/>
    </style:style>
    <style:style style:name="P3" style:family="paragraph" style:parent-style-name="normal">
      <style:paragraph-properties fo:line-height="150%" fo:text-align="center" style:justify-single-word="false" fo:keep-together="auto" fo:orphans="0" fo:widows="0" fo:break-before="auto" fo:break-after="auto"/>
      <style:text-properties style:font-name="Ubuntu" officeooo:paragraph-rsid="00001cd8"/>
    </style:style>
    <style:style style:name="P4" style:family="paragraph" style:parent-style-name="normal">
      <style:paragraph-properties fo:line-height="150%" fo:text-align="justify" style:justify-single-word="false" fo:keep-together="auto" fo:orphans="0" fo:widows="0" fo:break-before="auto" fo:break-after="auto"/>
      <style:text-properties style:font-name="Ubuntu" officeooo:paragraph-rsid="00001cd8"/>
    </style:style>
    <style:style style:name="P5" style:family="paragraph" style:parent-style-name="normal">
      <style:paragraph-properties fo:margin-left="0cm" fo:margin-right="0cm" fo:line-height="150%" fo:text-align="justify" style:justify-single-word="false" fo:keep-together="auto" fo:orphans="0" fo:widows="0" fo:text-indent="0cm" style:auto-text-indent="false" fo:break-before="auto" fo:break-after="auto"/>
      <style:text-properties style:font-name="Ubuntu" officeooo:paragraph-rsid="00001cd8"/>
    </style:style>
    <style:style style:name="P6" style:family="paragraph" style:parent-style-name="normal">
      <style:paragraph-properties fo:line-height="150%" fo:text-align="justify" style:justify-single-word="false" fo:keep-together="auto" fo:orphans="0" fo:widows="0"/>
      <style:text-properties style:font-name="Ubuntu" officeooo:paragraph-rsid="00001cd8"/>
    </style:style>
    <style:style style:name="P7" style:family="paragraph" style:parent-style-name="normal" style:list-style-name="WWNum2">
      <style:paragraph-properties fo:margin-left="1.27cm" fo:margin-right="0cm" fo:line-height="150%" fo:text-align="justify" style:justify-single-word="false" fo:keep-together="auto" fo:orphans="0" fo:widows="0" fo:text-indent="-0.635cm" style:auto-text-indent="false" fo:break-before="auto" fo:break-after="auto"/>
      <style:text-properties style:font-name="Ubuntu" officeooo:paragraph-rsid="00001cd8"/>
    </style:style>
    <style:style style:name="P8" style:family="paragraph" style:parent-style-name="normal">
      <style:paragraph-properties fo:line-height="150%" fo:text-align="justify" style:justify-single-word="false" fo:keep-together="auto" fo:orphans="0" fo:widows="0" fo:break-before="auto" fo:break-after="auto"/>
      <style:text-properties style:font-name="Ubuntu" fo:font-size="15pt" officeooo:paragraph-rsid="00001cd8" style:font-size-asian="15pt" style:font-size-complex="15pt"/>
    </style:style>
    <style:style style:name="P9" style:family="paragraph" style:parent-style-name="normal" style:list-style-name="WWNum4">
      <style:paragraph-properties fo:margin-left="1.27cm" fo:margin-right="0cm" fo:line-height="150%" fo:text-align="justify" style:justify-single-word="false" fo:keep-together="auto" fo:orphans="0" fo:widows="0" fo:text-indent="-0.635cm" style:auto-text-indent="false" fo:break-before="auto" fo:break-after="auto"/>
      <style:text-properties style:font-name="Ubuntu" fo:font-size="17pt" fo:font-weight="bold" officeooo:paragraph-rsid="00001cd8" style:font-size-asian="17pt" style:font-weight-asian="bold" style:font-size-complex="17pt"/>
    </style:style>
    <style:style style:name="P10" style:family="paragraph" style:parent-style-name="normal" style:list-style-name="WWNum1">
      <style:paragraph-properties fo:margin-left="1.27cm" fo:margin-right="0cm" fo:line-height="150%" fo:text-align="justify" style:justify-single-word="false" fo:keep-together="auto" fo:orphans="0" fo:widows="0" fo:text-indent="-0.635cm" style:auto-text-indent="false" fo:break-before="auto" fo:break-after="auto"/>
      <style:text-properties style:font-name="Ubuntu" fo:font-style="italic" officeooo:paragraph-rsid="00001cd8" style:font-style-asian="italic"/>
    </style:style>
    <style:style style:name="P11" style:family="paragraph" style:parent-style-name="normal" style:list-style-name="Numbering_20_123">
      <style:paragraph-properties fo:line-height="150%" fo:text-align="justify" style:justify-single-word="false" fo:keep-together="auto" fo:orphans="0" fo:widows="0" fo:break-before="auto" fo:break-after="auto"/>
      <style:text-properties style:font-name="Ubuntu" fo:font-size="14pt" fo:font-weight="bold" officeooo:paragraph-rsid="00001cd8" style:font-size-asian="14pt" style:font-weight-asian="bold" style:font-size-complex="14pt"/>
    </style:style>
    <style:style style:name="P12" style:family="paragraph" style:parent-style-name="normal" style:list-style-name="Numbering_20_123" style:master-page-name="">
      <loext:graphic-properties draw:fill="none"/>
      <style:paragraph-properties fo:margin-left="2cm" fo:margin-right="0cm" fo:margin-top="0cm" fo:margin-bottom="0cm" style:contextual-spacing="false" fo:line-height="150%" fo:text-align="justify" style:justify-single-word="false" fo:keep-together="auto" fo:orphans="0" fo:widows="0" fo:text-indent="-0.499cm" style:auto-text-indent="false" style:page-number="auto" fo:break-before="auto" fo:break-after="auto" fo:background-color="transparent" style:writing-mode="lr-tb"/>
      <style:text-properties style:font-name="Ubuntu" fo:font-size="14pt" fo:font-weight="bold" officeooo:paragraph-rsid="00001cd8" style:font-size-asian="14pt" style:font-weight-asian="bold" style:font-size-complex="14pt"/>
    </style:style>
    <style:style style:name="P13" style:family="paragraph" style:parent-style-name="normal" style:list-style-name="WWNum3" style:master-page-name="">
      <loext:graphic-properties draw:fill="none"/>
      <style:paragraph-properties fo:margin-left="2cm" fo:margin-right="0cm" fo:margin-top="0cm" fo:margin-bottom="0cm" style:contextual-spacing="false" fo:line-height="150%" fo:text-align="justify" style:justify-single-word="false" fo:keep-together="auto" fo:orphans="0" fo:widows="0" fo:text-indent="-0.6cm" style:auto-text-indent="false" style:page-number="auto" fo:break-before="auto" fo:break-after="auto" fo:background-color="transparent" style:writing-mode="lr-tb"/>
      <style:text-properties style:font-name="Ubuntu" fo:font-size="14pt" fo:font-weight="bold" officeooo:paragraph-rsid="00001cd8" style:font-size-asian="14pt" style:font-weight-asian="bold" style:font-size-complex="14pt"/>
    </style:style>
    <style:style style:name="P14" style:family="paragraph" style:parent-style-name="normal" style:list-style-name="WWNum3">
      <style:paragraph-properties fo:margin-left="2.54cm" fo:margin-right="0cm" fo:line-height="150%" fo:text-align="justify" style:justify-single-word="false" fo:keep-together="auto" fo:orphans="0" fo:widows="0" fo:text-indent="-0.635cm" style:auto-text-indent="false" fo:break-before="auto" fo:break-after="auto"/>
      <style:text-properties style:font-name="Ubuntu" fo:font-size="14pt" fo:font-weight="bold" officeooo:paragraph-rsid="00001cd8" style:font-size-asian="14pt" style:font-weight-asian="bold" style:font-size-complex="14pt"/>
    </style:style>
    <style:style style:name="T1" style:family="text">
      <style:text-properties fo:font-style="italic" style:text-underline-style="solid" style:text-underline-width="auto" style:text-underline-color="font-color" style:font-style-asian="italic"/>
    </style:style>
    <style:style style:name="T2" style:family="text">
      <style:text-properties fo:font-style="italic" style:font-style-asian="italic"/>
    </style:style>
    <style:style style:name="T3"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valuation E1 Titre Professionnel Développeur IA</text:p>
      <text:p text:style-name="P2">Nom du projet stylé</text:p>
      <text:p text:style-name="P3">Nom de la personne</text:p>
      <text:p text:style-name="P8">Sommaire à insérer</text:p>
      <text:p text:style-name="P4"/>
      <text:list xml:id="list3074003931" text:style-name="WWNum4">
        <text:list-item>
          <text:p text:style-name="P9">Problématique</text:p>
        </text:list-item>
      </text:list>
      <text:p text:style-name="P4">Expliquer la problématique (sans parler de la solution)</text:p>
      <text:p text:style-name="P4">Expliquer la solution proposée très brièvement</text:p>
      <text:p text:style-name="P4"><text:span text:style-name="T1">Exemple</text:span><text:span text:style-name="T2"> : je propose de faire une application avec une IA qui permettra de faire X, y , z. l'application est faite en X, et est composée de p,q,r et s</text:span></text:p>
      <text:p text:style-name="P4"/>
      <text:list xml:id="list92459194343044" text:continue-numbering="true" text:style-name="WWNum4">
        <text:list-item>
          <text:p text:style-name="P9">Analyse des besoins</text:p>
        </text:list-item>
      </text:list>
      <text:p text:style-name="P4">Lister les différents utilisateurs de l'application</text:p>
      <text:p text:style-name="P4">Rédiger les spécifications fonctionnelles : rédiger des scénarios d'utilisations.</text:p>
      <text:p text:style-name="P4"><text:span text:style-name="T1">Exemple</text:span><text:span text:style-name="T2"> : </text:span></text:p>
      <text:list text:style-name="WWNum1">
        <text:list-item>
          <text:p text:style-name="P10">en tant que professeur quand je crée des exercices et que je les publie, ils doivent être accessible aux étudiants</text:p>
        </text:list-item>
        <text:list-item>
          <text:p text:style-name="P10">en tant qu'agriculteur quand je prends en photo mon champs, l'application doit localiser les maladies</text:p>
        </text:list-item>
        <text:list-item>
          <text:p text:style-name="P10">en tant que médecin si j'entre la photo d'un patient, je dois obtenir le diagnostique</text:p>
        </text:list-item>
        <text:list-item>
          <text:p text:style-name="P10">en tant que bénévole d'une association écolo, si je fais partie d'une campagne de cartographie de déchets, je dois pouvoir localiser un déchet que j'ai vu, le prendre en photo et également voir une carte des déchets localisés</text:p>
        </text:list-item>
      </text:list>
      <text:p text:style-name="P5"/>
      <text:list xml:id="list92460017731869" text:continue-list="list92459194343044" text:style-name="WWNum4">
        <text:list-item>
          <text:p text:style-name="P9">Gestion de projet</text:p>
        </text:list-item>
      </text:list>
      <text:p text:style-name="P4">Détailler la méthode pour la gestion de projet</text:p>
      <text:p text:style-name="P4">Détailler les outils de gestion de projet</text:p>
      <text:p text:style-name="P4">Détailler les acteurs du projet (clients, développeurs, etc)</text:p>
      <text:p text:style-name="P4">Spécifier les modalités de communications et la fréquence de reporting</text:p>
      <text:p text:style-name="P4">Définir les grandes étapes du projet</text:p>
      <text:p text:style-name="P4">Produire un petit rétro planning visuel même si il est pas vrai</text:p>
      <text:p text:style-name="P4"/>
      <text:list xml:id="list92459417135738" text:continue-numbering="true" text:style-name="WWNum4">
        <text:list-item>
          <text:p text:style-name="P9"><text:soft-page-break/>Intelligence artificielle</text:p>
        </text:list-item>
      </text:list>
      <text:p text:style-name="P4">Expliquer quel est le but de l'IA développée : que doit-elle prédire, quelle famille d'IA, etc</text:p>
      <text:list xml:id="list2667400608" text:style-name="Numbering_20_123">
        <text:list-item>
          <text:list>
            <text:list-item>
              <text:p text:style-name="P11"><text:s/>Dataset</text:p>
            </text:list-item>
          </text:list>
        </text:list-item>
      </text:list>
      <text:p text:style-name="P4">Décrire le dataset utilisé</text:p>
      <text:p text:style-name="P4">Décrire la manière dont il a été collecté si il a été collecté</text:p>
      <text:p text:style-name="P4">Faire une description / exploration des données du dataset avec de jolis graphiques / quelques commentaires</text:p>
      <text:p text:style-name="P4">Expliquer les nettoyages effectués</text:p>
      <text:p text:style-name="P4">Expliquer la manière dont le dataset a été stocké et importé en base de donnée “analytique”</text:p>
      <text:p text:style-name="P4">Montrer un bout de code qui fait l'importation</text:p>
      <text:p text:style-name="P4"/>
      <text:list xml:id="list92458897060013" text:continue-numbering="true" text:style-name="Numbering_20_123">
        <text:list-item>
          <text:list>
            <text:list-item>
              <text:p text:style-name="P11">Méthodes</text:p>
            </text:list-item>
          </text:list>
        </text:list-item>
      </text:list>
      <text:p text:style-name="P4">Justifier le choix des IA considérées et les outils pour la réalisation</text:p>
      <text:p text:style-name="P4">Expliquer rapidement avec des schéma les IA utilisées dans le projet IA</text:p>
      <text:p text:style-name="P4">Expliquer les features considérés pour votre projet</text:p>
      <text:p text:style-name="P4">Pour chaque modèle testé, indiquer:</text:p>
      <text:list text:style-name="WWNum2">
        <text:list-item>
          <text:p text:style-name="P7">le choix des hyperparamètres (et architecture si DL) : régularisation, learning rate, max_depth, etc…</text:p>
        </text:list-item>
        <text:list-item>
          <text:p text:style-name="P7">la méthodologie d'entraînement : nombre de données, taille de batch, etc...</text:p>
        </text:list-item>
      </text:list>
      <text:p text:style-name="P4">Expliquer les métriques utilisées pour évaluer votre modèle</text:p>
      <text:p text:style-name="P4"/>
      <text:list xml:id="list92459409507646" text:continue-list="list92458897060013" text:style-name="Numbering_20_123">
        <text:list-item>
          <text:list>
            <text:list-item>
              <text:p text:style-name="P12">Résultat</text:p>
            </text:list-item>
          </text:list>
        </text:list-item>
      </text:list>
      <text:p text:style-name="P4">Tableau de performance sur les <text:span text:style-name="T3">échantillons d’entraînement et de test</text:span> pour les métriques</text:p>
      <text:p text:style-name="P4">Proposer des explications sur les éventuellements mauvaise performances des modèles</text:p>
      <text:p text:style-name="P4">Proposer des axes d'améliorations</text:p>
      <text:p text:style-name="P4"/>
      <text:list xml:id="list92459580425102" text:continue-list="list92459417135738" text:style-name="WWNum4">
        <text:list-item>
          <text:p text:style-name="P9">Application</text:p>
        </text:list-item>
      </text:list>
      <text:p text:style-name="P4">Rappeler à quoi sert l'application</text:p>
      <text:p text:style-name="P4">Mettre un schéma fonctionnel présentant les différents composants et comment ils interagissent</text:p>
      <text:p text:style-name="P4"/>
      <text:list xml:id="list2983827549" text:style-name="WWNum3">
        <text:list-item>
          <text:p text:style-name="P13"><text:soft-page-break/>Base de données</text:p>
        </text:list-item>
      </text:list>
      <text:p text:style-name="P4">Décrire le choix de votre base de données et son utilitée dans l'application</text:p>
      <text:p text:style-name="P4">Décrire les outils utilisés pour modéliser la base de données, UML, MCD, Merise, etc...</text:p>
      <text:p text:style-name="P4">Mettre le schéma de la base de données en le justifiant : justifier quelques choix de type de colonnes, décrire les différents types de relations composant votre base en les justifiant</text:p>
      <text:p text:style-name="P4">Lister les requêtes SQL principales de votre application vers votre base de donnée (notamment l’insertion, la récupération et l’utilisation de données)</text:p>
      <text:p text:style-name="P4">Indiquer la manière dont la base de données a été mise en place : mysql workbench, script SQL, bdd managée, etc...</text:p>
      <text:p text:style-name="P4">Indiquer une méthode pour faire un backup automatisé</text:p>
      <text:p text:style-name="P4">Mesurer la durée d'une requête et proposer une optimisation pour l'accélérer si besoin</text:p>
      <text:p text:style-name="P4"/>
      <text:list xml:id="list92459548923474" text:continue-numbering="true" text:style-name="WWNum3">
        <text:list-item>
          <text:p text:style-name="P14">Backend</text:p>
        </text:list-item>
      </text:list>
      <text:p text:style-name="P4">Décrire les différentes parties de votre backend</text:p>
      <text:p text:style-name="P4">Décrire comment l'IA interagit avec votre backend</text:p>
      <text:p text:style-name="P4"/>
      <text:list xml:id="list92459227153894" text:continue-numbering="true" text:style-name="WWNum3">
        <text:list-item>
          <text:p text:style-name="P14">Frontend</text:p>
        </text:list-item>
      </text:list>
      <text:p text:style-name="P5">Décrire le frontend : choix des outils, les différentes pages</text:p>
      <text:p text:style-name="P4">Montrer des screenshots de l'application</text:p>
      <text:p text:style-name="P4"/>
      <text:list xml:id="list92460735167471" text:continue-numbering="true" text:style-name="WWNum3">
        <text:list-item>
          <text:p text:style-name="P14">Qualité et Monitoring</text:p>
        </text:list-item>
      </text:list>
      <text:p text:style-name="P4">Expliquer rapidement votre approche pour déboguer votre application</text:p>
      <text:p text:style-name="P4">Expliquer rapidement les différents types de tests qui existent pour s'assurer la qualité d'un logiciel</text:p>
      <text:p text:style-name="P4">Expliquer comment vous vous y êtes pris pour effectuer les tests de votre application</text:p>
      <text:p text:style-name="P4">Faire un ou plusieurs tests unitaires ou fonctionnel avec par exemple pytest</text:p>
      <text:p text:style-name="P4">Faire un petit screenshot de code d'un test</text:p>
      <text:p text:style-name="P6">Rappeler le principe du monitoring et de la gestion de log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1%.%2%."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0T09:16:58.242192887</meta:creation-date>
    <dc:date>2023-02-20T09:24:58.505143631</dc:date>
    <meta:editing-duration>PT7M20S</meta:editing-duration>
    <meta:editing-cycles>2</meta:editing-cycles>
    <meta:generator>LibreOffice/7.4.5.1$Linux_X86_64 LibreOffice_project/5b836ae11a8f2f3ddf6e88bcd7da796d725223ae</meta:generator>
    <meta:document-statistic meta:table-count="0" meta:image-count="0" meta:object-count="0" meta:page-count="3" meta:paragraph-count="68" meta:word-count="665" meta:character-count="4163" meta:non-whitespace-character-count="3582"/>
  </office:meta>
</office:document-meta>
</file>